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333.44pt"/>
    </style:style>
    <style:style style:name="co3" style:family="table-column">
      <style:table-column-properties fo:break-before="auto" style:column-width="209.2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text-outline="false" style:language-asian="zh" style:country-asian="CN" style:font-style-asian="normal" fo:text-shadow="none" style:font-name-asian="Noto Sans CJK SC" style:font-name-complex="Lohit Devanagari" style:font-size-asian="10pt" style:font-size-complex="10pt" style:font-weight-asian="normal" style:font-weight-complex="normal" style:text-emphasize="none" style:font-relief="none" style:text-line-through-type="none" style:text-underline-style="none" style:text-underline-color="font-color" fo:font-weight="normal" fo:font-size="10pt" style:font-name="Liberation Sans" style:text-line-through-mode="continuous" style:language-complex="hi" style:country-complex="IN" fo:font-style="normal" fo:language="en" fo:country="US" style:font-style-complex="normal"/>
    </style:style>
    <style:style style:name="T5" style:family="text">
      <style:text-properties style:text-emphasize="none" style:font-style-complex="normal" fo:language="en" fo:country="US" fo:font-style="normal" style:language-complex="hi" style:country-complex="IN" style:text-line-through-mode="continuous" style:font-name="Liberation Sans" fo:font-size="10pt" fo:font-weight="normal" style:text-underline-style="none" style:text-underline-color="font-color" style:text-line-through-type="none" style:font-relief="none" style:text-overline-style="none" style:text-overline-color="font-color" style:font-weight-complex="normal" style:font-weight-asian="normal" style:font-size-complex="10pt" style:font-size-asian="10pt" style:font-name-complex="Lohit Devanagari" style:font-name-asian="Noto Sans CJK SC" fo:text-shadow="none" style:font-style-asian="normal" style:language-asian="zh" style:country-asian="CN" style:text-outline="false"/>
    </style:style>
    <style:style style:name="T6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size-asian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8" style:family="text">
      <style:text-properties fo:font-size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size-asian="10pt" style:font-name="Liberation Sans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/>
    </style:style>
    <style:style style:name="T9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10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text-emphasize="none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overline-style="none" style:text-overline-color="font-color"/>
    </style:style>
    <style:style style:name="T11" style:family="text">
      <style:text-properties style:text-overline-style="none" style:text-overline-color="font-color" style:font-style-complex="normal" fo:language="en" fo:country="US" fo:font-style="normal" style:language-complex="hi" style:country-complex="IN" style:text-line-through-mode="continuous" style:font-name="Liberation Sans" fo:font-size="10pt" fo:font-weight="normal" style:text-underline-style="none" style:text-underline-color="font-color" style:text-line-through-type="none" style:text-emphasize="none" style:font-relief="none" style:font-weight-complex="normal" style:font-weight-asian="normal" style:font-size-complex="10pt" style:font-size-asian="10pt" style:font-name-complex="Lohit Devanagari" style:font-name-asian="Noto Sans CJK SC" fo:text-shadow="none" style:font-style-asian="normal" style:language-asian="zh" style:country-asian="CN" style:text-outline="false"/>
    </style:style>
    <style:style style:name="T12" style:family="text">
      <style:text-properties style:text-emphasize="none" style:text-outline="false" style:language-asian="zh" style:country-asian="CN" style:font-style-asian="normal" fo:text-shadow="none" style:font-name-asian="Noto Sans CJK SC" style:font-name-complex="Lohit Devanagari" style:font-size-asian="10pt" style:font-size-complex="10pt" style:font-weight-asian="normal" style:font-weight-complex="normal" style:font-relief="none" style:text-overline-style="none" style:text-overline-color="font-color" style:text-line-through-type="none" style:text-underline-style="none" style:text-underline-color="font-color" fo:font-weight="normal" fo:font-size="10pt" style:font-name="Liberation Sans" style:text-line-through-mode="continuous" style:language-complex="hi" style:country-complex="IN" fo:font-style="normal" fo:language="en" fo:country="US" style:font-style-complex="normal"/>
    </style:style>
    <style:style style:name="T13" style:family="text">
      <style:text-properties style:font-size-asian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size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4" style:family="text">
      <style:text-properties style:font-relief="none" style:text-outline="false" style:language-asian="zh" style:country-asian="CN" style:font-style-asian="normal" fo:text-shadow="none" style:font-name-asian="Noto Sans CJK SC" style:font-name-complex="Lohit Devanagari" style:font-size-asian="10pt" style:font-size-complex="10pt" style:font-weight-asian="normal" style:font-weight-complex="normal" style:text-overline-style="none" style:text-overline-color="font-color" style:text-emphasize="none" style:text-line-through-type="none" style:text-underline-style="none" style:text-underline-color="font-color" fo:font-weight="normal" fo:font-size="10pt" style:font-name="Liberation Sans" style:text-line-through-mode="continuous" style:language-complex="hi" style:country-complex="IN" fo:font-style="normal" fo:language="en" fo:country="US" style:font-style-complex="normal"/>
    </style:style>
    <style:style style:name="T1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6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2">
          <table:table-cell office:value-type="string" calcext:value-type="string">
            <text:p>/Lens/614 Header</text:p>
          </table:table-cell>
          <table:table-cell office:value-type="string" calcext:value-type="string">
            <text:p>Contacts logo redirects to <text:a xlink:href="https://www.walmartcontacts.com/" xlink:type="simple">https://www.walmartcontacts.com/</text:a> home page</text:p>
          </table:table-cell>
          <table:table-cell office:value-type="string" calcext:value-type="string">
            <text:p>open the <text:a xlink:href="https://www.walmartcontacts.com/Lens/614" xlink:type="simple">https://www.walmartcontacts.com/Lens/614</text:a> page</text:p>
            <text:p>Click on the logo on the top left corner of the page </text:p>
            <text:p>Check if you are redirected to <text:a xlink:href="https://www.walmartcontacts.com/" xlink:type="simple">https://www.walmartcontacts.com/</text:a></text:p>
          </table:table-cell>
          <table:table-cell office:value-type="string" calcext:value-type="string">
            <text:p>Redirect to <text:a xlink:href="https://www.walmartcontacts.com/" xlink:type="simple">https://www.walmartcontacts.com/</text:a></text:p>
          </table:table-cell>
        </table:table-row>
        <table:table-row table:style-name="ro3">
          <table:table-cell office:value-type="string" calcext:value-type="string">
            <text:p>/Lens/614 Header</text:p>
          </table:table-cell>
          <table:table-cell office:value-type="string" calcext:value-type="string">
            <text:p>Walmart logo redirects to <text:a xlink:href="https://www.walmart.com/" xlink:type="simple">https://www.walmart.com/</text:a></text:p>
          </table:table-cell>
          <table:table-cell office:value-type="string" calcext:value-type="string">
            <text:p><text:span text:style-name="T1">open the </text:span><text:span text:style-name="T1"><text:a xlink:href="https://www.walmartcontacts.com/Lens/614" xlink:type="simple">https://www.walmartcontacts.com/Lens/614</text:a></text:span><text:span text:style-name="T1"> page</text:span></text:p>
            <text:p><text:span text:style-name="T1">Click on the Walmart logo on the top left corner of the page </text:span></text:p>
            <text:p><text:span text:style-name="T2">Check if you are redirected to </text:span><text:span text:style-name="T2"><text:a xlink:href="https://www.walmart.com/" xlink:type="simple">https://www.walmart.com/</text:a></text:span></text:p>
          </table:table-cell>
          <table:table-cell office:value-type="string" calcext:value-type="string">
            <text:p><text:span text:style-name="T15">Redirect to </text:span><text:span text:style-name="T15"><text:a xlink:href="https://www.walmartcontacts.com/" xlink:type="simple">https://www.walmartcontacts.com/</text:a></text:span><text:span text:style-name="T15"><text:a xlink:href="https://www.walmart.com/" xlink:type="simple">https://www.walmart.com/</text:a></text:span></text:p>
          </table:table-cell>
        </table:table-row>
        <table:table-row table:style-name="ro4">
          <table:table-cell office:value-type="string" calcext:value-type="string">
            <text:p>/Lens/614 Header</text:p>
          </table:table-cell>
          <table:table-cell office:value-type="string" calcext:value-type="string">
            <text:p>Header Links redirect to corresponding pages </text:p>
          </table:table-cell>
          <table:table-cell office:value-type="string" calcext:value-type="string">
            <text:p><text:span text:style-name="T1">Open the </text:span><text:span text:style-name="T1"><text:a xlink:href="https://www.walmartcontacts.com/Lens/614" xlink:type="simple">https://www.walmartcontacts.com/Lens/614</text:a></text:span><text:span text:style-name="T1"> page</text:span></text:p>
            <text:p><text:span text:style-name="T2">Click Links in the header on the upper right corner of the page </text:span></text:p>
          </table:table-cell>
          <table:table-cell office:value-type="string" calcext:value-type="string">
            <text:p>“Back to Walmart.com” should redirect to <text:a xlink:href="https://www.walmart.com/" xlink:type="simple">https://www.walmart.com/</text:a></text:p>
            <text:p>“Shipping Info” should redirect to <text:a xlink:href="https://www.walmartcontacts.com/shippinginformation?Area" xlink:type="simple">https://www.walmartcontacts.com/shippinginformation?Area</text:a>=</text:p>
            <text:p>“help” should redirect to <text:a xlink:href="https://www.walmartcontacts.com/help" xlink:type="simple">https://www.walmartcontacts.com/help</text:a></text:p>
            <text:p>“Order Tracking” and “My Account” should redirect to register or login page if you are not logged in </text:p>
          </table:table-cell>
        </table:table-row>
        <table:table-row table:style-name="ro3">
          <table:table-cell office:value-type="string" calcext:value-type="string">
            <text:p>/Lens/614 Header</text:p>
          </table:table-cell>
          <table:table-cell office:value-type="string" calcext:value-type="string">
            <text:p>Search bar is working and redirecting to search results page </text:p>
          </table:table-cell>
          <table:table-cell office:value-type="string" calcext:value-type="string">
            <text:p><text:span text:style-name="T1">open the </text:span><text:span text:style-name="T1"><text:a xlink:href="https://www.walmartcontacts.com/Lens/614" xlink:type="simple">https://www.walmartcontacts.com/Lens/614</text:a></text:span><text:span text:style-name="T1"> page</text:span></text:p>
            <text:p><text:span text:style-name="T2">Enter some keyword in the search area</text:span></text:p>
            <text:p><text:span text:style-name="T3">Press enter or click on the yellow magnifying glass icon</text:span></text:p>
          </table:table-cell>
          <table:table-cell office:value-type="string" calcext:value-type="string">
            <text:p>Redirect to a page with search results displaying searched products or displaying a message that no product if found with searched keyword</text:p>
          </table:table-cell>
        </table:table-row>
        <table:table-row table:style-name="ro5">
          <table:table-cell office:value-type="string" calcext:value-type="string">
            <text:p>/Lens/614 Body</text:p>
          </table:table-cell>
          <table:table-cell office:value-type="string" calcext:value-type="string">
            <text:p>Image of the product is completely and clearly visible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5">Observe the image </text:span></text:p>
          </table:table-cell>
          <table:table-cell office:value-type="string" calcext:value-type="string">
            <text:p>Image of the product is completely and clearly visible</text:p>
          </table:table-cell>
        </table:table-row>
        <table:table-row table:style-name="ro5">
          <table:table-cell office:value-type="string" calcext:value-type="string">
            <text:p>/Lens/614 Body</text:p>
          </table:table-cell>
          <table:table-cell office:value-type="string" calcext:value-type="string">
            <text:p>Title of the product is displayed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6">Observe the title above the product image </text:span></text:p>
          </table:table-cell>
          <table:table-cell office:value-type="string" calcext:value-type="string">
            <text:p>Title of the product is displayed, readable and understandable </text:p>
          </table:table-cell>
        </table:table-row>
        <table:table-row table:style-name="ro3">
          <table:table-cell office:value-type="string" calcext:value-type="string">
            <text:p>/Lens/614 Body</text:p>
          </table:table-cell>
          <table:table-cell office:value-type="string" calcext:value-type="string">
            <text:p>Open product details 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7">Click on the product image to open popup</text:span></text:p>
            <text:p><text:span text:style-name="T8">Close popup on “x” or clicking outside of the popup</text:span></text:p>
          </table:table-cell>
          <table:table-cell office:value-type="string" calcext:value-type="string">
            <text:p>Popup is opened on click, contains an image and text, and closes as expected</text:p>
          </table:table-cell>
        </table:table-row>
        <table:table-row table:style-name="ro3">
          <table:table-cell office:value-type="string" calcext:value-type="string">
            <text:p>/Lens/614 Body</text:p>
          </table:table-cell>
          <table:table-cell office:value-type="string" calcext:value-type="string">
            <text:p><text:span text:style-name="T1">Info icons open corresponding popups. Pls see scrn </text:span><text:span text:style-name="T1"><text:a xlink:href="https://prnt.sc/r63x9o" xlink:type="simple">https://prnt.sc/r63x9o</text:a></text:span>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9">Click on the icons marked in the screenshot</text:span></text:p>
            <text:p><text:span text:style-name="T10">Close popups on “x” or click outside of popup</text:span></text:p>
          </table:table-cell>
          <table:table-cell office:value-type="string" calcext:value-type="string">
            <text:p>Popup is opened on click, contains text, and closes as expected</text:p>
          </table:table-cell>
        </table:table-row>
        <table:table-row table:style-name="ro3">
          <table:table-cell office:value-type="string" calcext:value-type="string">
            <text:p>/Lens/614 AddToCart</text:p>
          </table:table-cell>
          <table:table-cell office:value-type="string" calcext:value-type="string">
            <text:p>3/6/12 MONTH SUPPLY boxes change Quantity 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5">Click on the 3/6/12 MONTH SUPPLY boxes and observe if QTY changes </text:span></text:p>
            <text:p><text:span text:style-name="T5"/></text:p>
          </table:table-cell>
          <table:table-cell office:value-type="string" calcext:value-type="string">
            <text:p>3 MONTH SUPPLY should change left and right QTY to 1</text:p>
            <text:p><text:span text:style-name="T2">6 MONTH SUPPLY should change left and right QTY to 2</text:span></text:p>
            <text:p><text:span text:style-name="T16">12 MONTH SUPPLY should change left and right QTY to 4</text:span> </text:p>
          </table:table-cell>
        </table:table-row>
        <table:table-row table:style-name="ro4">
          <table:table-cell office:value-type="string" calcext:value-type="string">
            <text:p>/Lens/614 AddToCart</text:p>
          </table:table-cell>
          <table:table-cell office:value-type="string" calcext:value-type="string">
            <text:p>left and right QTY can be manually changed 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11">Click on the left or right QTY drop down</text:span></text:p>
            <text:p><text:span text:style-name="T12">Choose a QTY number from DD</text:span></text:p>
            <text:p><text:span text:style-name="T4"/></text:p>
          </table:table-cell>
          <table:table-cell office:value-type="string" calcext:value-type="string">
            <text:p>QTY can be changed between 1 and 23 on both drop down menus</text:p>
          </table:table-cell>
        </table:table-row>
        <table:table-row table:style-name="ro4">
          <table:table-cell office:value-type="string" calcext:value-type="string">
            <text:p>/Lens/614 AddToCart</text:p>
          </table:table-cell>
          <table:table-cell office:value-type="string" calcext:value-type="string">
            <text:p>left and right POWER can be manually changed 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6">Click on the left or right POWER drop down</text:span></text:p>
            <text:p><text:span text:style-name="T6">Choose a POWER number from DD</text:span></text:p>
            <text:p><text:span text:style-name="T1"/></text:p>
          </table:table-cell>
          <table:table-cell office:value-type="string" calcext:value-type="string">
            <text:p>POWER <text:s/>can be changed from -10.00 to +8.00 on both drop down menus</text:p>
          </table:table-cell>
        </table:table-row>
        <table:table-row table:style-name="ro3">
          <table:table-cell office:value-type="string" calcext:value-type="string">
            <text:p>/Lens/614 AddToCart</text:p>
          </table:table-cell>
          <table:table-cell office:value-type="string" calcext:value-type="string">
            <text:p>ADD TO CART button redirect to shopping cart page 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7">Select QTY and POWER for left and right lens</text:span></text:p>
            <text:p><text:span text:style-name="T7">Click “Add to cart” Button </text:span></text:p>
          </table:table-cell>
          <table:table-cell office:value-type="string" calcext:value-type="string">
            <text:p>User is redirected to cart page with chosen parameters for QTY and POWER </text:p>
          </table:table-cell>
        </table:table-row>
        <table:table-row table:style-name="ro4">
          <table:table-cell office:value-type="string" calcext:value-type="string">
            <text:p>/Lens/614 Product Description</text:p>
          </table:table-cell>
          <table:table-cell office:value-type="string" calcext:value-type="string">
            <text:p>Product Description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7">Navigate to product description section</text:span></text:p>
            <text:p><text:span text:style-name="T8">Click on “More about this item..”</text:span></text:p>
            <text:p><text:span text:style-name="T13">Click on “Less about this item..”</text:span></text:p>
          </table:table-cell>
          <table:table-cell office:value-type="string" calcext:value-type="string">
            <text:p>Product description text is displayed,</text:p>
            <text:p><text:span text:style-name="T6">“More about this item..” button</text:span> expands text</text:p>
            <text:p><text:span text:style-name="T6">“Less about this item..” button</text:span> collapses text</text:p>
          </table:table-cell>
        </table:table-row>
        <table:table-row table:style-name="ro3">
          <table:table-cell office:value-type="string" calcext:value-type="string">
            <text:p>/Lens/614 Related</text:p>
          </table:table-cell>
          <table:table-cell office:value-type="string" calcext:value-type="string">
            <text:p>Related products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5">Scroll down to related products section</text:span></text:p>
            <text:p><text:span text:style-name="T14">Click on any related product</text:span></text:p>
          </table:table-cell>
          <table:table-cell office:value-type="string" calcext:value-type="string">
            <text:p>Click on Related product redirects to that product page </text:p>
          </table:table-cell>
        </table:table-row>
        <table:table-row table:style-name="ro3">
          <table:table-cell office:value-type="string" calcext:value-type="string">
            <text:p>/Lens/614 Footer</text:p>
          </table:table-cell>
          <table:table-cell office:value-type="string" calcext:value-type="string">
            <text:p>Footer Links</text:p>
          </table:table-cell>
          <table:table-cell office:value-type="string" calcext:value-type="string">
            <text:p><text:span text:style-name="T4">open the </text:span><text:span text:style-name="T4"><text:a xlink:href="https://www.walmartcontacts.com/Lens/614" xlink:type="simple">https://www.walmartcontacts.com/Lens/614</text:a></text:span><text:span text:style-name="T4"> page</text:span></text:p>
            <text:p><text:span text:style-name="T5">Click on the links in footer</text:span></text:p>
          </table:table-cell>
          <table:table-cell office:value-type="string" calcext:value-type="string">
            <text:p>All links redirect to corresponding page</text:p>
            <text:p/>
            <text:p>You get the idea here, so im not writing a specific test case for each of the link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3:29:28.584776547</meta:creation-date>
    <dc:date>2020-02-22T14:47:47.529498302</dc:date>
    <meta:editing-duration>PT4M8S</meta:editing-duration>
    <meta:editing-cycles>1</meta:editing-cycles>
    <meta:generator>LibreOffice/6.0.7.3$Linux_X86_64 LibreOffice_project/00m0$Build-3</meta:generator>
    <meta:document-statistic meta:table-count="1" meta:cell-count="64" meta:object-count="0"/>
  </office:meta>
</office:document-meta>
</file>